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DejaVu Serif'" style:font-family-asian="'DejaVu Serif'" style:font-family-complex="'DejaVu Serif'" fo:background-color="transparent" style:use-window-font-color="true"/>
    </style:style>
    <style:style style:name="T2" style:family="text">
      <style:text-properties fo:font-size="12.00pt" fo:font-weight="normal" fo:font-family="'DejaVu Serif'" style:font-family-asian="'DejaVu Serif'" style:font-family-complex="'DejaVu Serif'" fo:background-color="transparent" style:use-window-font-color="true" fo:font-style="italic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Calibri Light'" style:font-family-asian="'Calibri Light'" style:font-family-complex="'Calibri Light'" fo:background-color="transparent" style:use-window-font-color="true"/>
    </style:style>
    <style:style style:name="T8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 fo:font-style="italic"/>
    </style:style>
    <style:style style:name="T9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'Calibri Light'" style:font-family-asian="'Calibri Light'" style:font-family-complex="'Calibri Light'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right" fo:margin-bottom="10.00pt"/>
    </style:style>
  </office:automatic-styles>
  <office:body>
    <office:text>
      <text:p text:style-name="P1"><text:span text:style-name="T1">Catálogo de Requisitos:</text:span></text:p>
      <text:p text:style-name="P2"><text:span text:style-name="T2">Requisito Funcionales/Requisito de Información</text:span></text:p>
      <text:p text:style-name="P2"><text:span text:style-name="T3"/></text:p>
      <text:p text:style-name="P3"><text:span text:style-name="T4">Descripcion General:</text:span></text:p>
      <text:p text:style-name="P3"><text:span text:style-name="T5">Definiendolo de manera rápida, quiero elaborar un gestor de Contenedores Maritimos usados.</text:span></text:p>
      <text:p text:style-name="P3"><text:span text:style-name="T5">Dichos contenedores serán reutilizados y ofrecidos al público para almacenaje o deposito de enseres o trastos ...</text:span></text:p>
      <text:p text:style-name="P3"><text:span text:style-name="T6"/></text:p>
      <text:p text:style-name="P3"><text:span text:style-name="T7">Casos de uso:</text:span></text:p>
      <text:p text:style-name="P3"><text:span text:style-name="T8">Titulo: <text:tab/><text:tab/><text:tab/><text:tab/><text:tab/>Descripcion:</text:span></text:p>
      <text:p text:style-name="P3"><text:span text:style-name="T9"><text:tab/><text:tab/><text:tab/>El usuario no registrado, podrá ver de un simpre vistazo </text:span></text:p>
      <text:p text:style-name="P3"><text:span text:style-name="T9">registro<text:tab/><text:tab/>información auxiliar de la empresa, es decir, a lo que se dedica y <text:tab/><text:tab/><text:tab/><text:tab/>tambien un registro de usuario y un calendario</text:span></text:p>
      <text:p text:style-name="P3"><text:span text:style-name="T9">EXTENDIDO</text:span></text:p>
      <text:p text:style-name="P3"><text:span text:style-name="T10"/></text:p>
      <text:p text:style-name="P3"><text:span text:style-name="T11">Una vez registrado el usuario y autenticado, el cliente podrá ver los contenedores disponibles (si lo hubiese)</text:span></text:p>
      <text:p text:style-name="P3"><text:span text:style-name="T11">REGISTRO EXTENDIDO</text:span></text:p>
      <text:p text:style-name="P3"><text:span text:style-name="T12"/></text:p>
      <text:p text:style-name="P3"><text:span text:style-name="T13">listado <text:tab/><text:tab/><text:tab/>El cliente tambien podra ver su propio contrato y su factura listado_factura<text:tab/>generada automaticamente cada mes</text:span></text:p>
      <text:p text:style-name="P4"><text:span text:style-name="T14">listado_contrato</text:span></text:p>
      <text:p text:style-name="P4"><text:span text:style-name="T15"/></text:p>
      <text:p text:style-name="P5"><text:span text:style-name="T16">Tanto el empleado y el administrador tendrán mas privilegios y para ello se logean igual que cualquier otro usuario, pero ya estarán creados</text:span></text:p>
      <text:p text:style-name="P5"><text:span text:style-name="T17"/></text:p>
      <text:p text:style-name="P5"><text:span text:style-name="T18">listado_factura<text:tab/></text:span></text:p>
      <text:p text:style-name="P5"><text:span text:style-name="T18">crear_alquiler<text:tab/><text:tab/>El empleado podrá imprimir facturas, alquilar contenedores al<text:s/></text:span><text:span text:style-name="T19">modificar_alquiler</text:span><text:span text:style-name="T20"><text:tab/>cliente y comprobar si todos los clientes estan a corriente de pago</text:span></text:p>
      <text:p text:style-name="P6"><text:span text:style-name="T21">crear_contrato</text:span></text:p>
      <text:p text:style-name="P6"><text:span text:style-name="T21">modificar_contrato</text:span></text:p>
      <text:p text:style-name="P6"><text:span text:style-name="T21"/></text:p>
      <text:p text:style-name="P6"><text:span text:style-name="T21">IMPRIMIR LO DEJAMOS</text:span></text:p>
      <text:p text:style-name="P6"><text:span text:style-name="T21">AUTOGENERACIÓN EXTENDIDO</text:span></text:p>
      <text:p text:style-name="P6"><text:span text:style-name="T21">EL EMPLEADO SELECCIONA CLIENTE Y LE ASIGNA CONTENEDOR</text:span></text:p>
      <text:p text:style-name="P6"><text:span text:style-name="T22">EL EMPLEADO SELECCIONA CLIENTE Y LE CREA NUEVA FACTURA</text:span></text:p>
      <text:p text:style-name="P6"><text:span text:style-name="T22">AL SELECCIONAR CLIENTE VEO LISTADO DE FACTURAS Y ESTADO</text:span><text:span text:style-name="T23"/></text:p>
      <text:p text:style-name="P6"><text:span text:style-name="T24"/></text:p>
      <text:p text:style-name="P7"><text:span text:style-name="T25">crear_cliente<text:tab/><text:tab/>El administrador tiene los siguientes privilegios, podrá añadir modificar_cliente<text:tab/>contenedores, en caso de que se adquieran nuevos, eliminar_cliente<text:tab/>o eliminarlos y añadir o eliminar clientes y empleados</text:span></text:p>
      <text:p text:style-name="P8"><text:span text:style-name="T26">crear_contenedores</text:span></text:p>
      <text:p text:style-name="P8"><text:span text:style-name="T26">modificar_contenedores</text:span></text:p>
      <text:p text:style-name="P8"><text:span text:style-name="T26">eliminar_contenedores</text:span></text:p>
      <text:p text:style-name="P8"><text:span text:style-name="T26">crear_empleados</text:span></text:p>
      <text:p text:style-name="P8"><text:span text:style-name="T26">modificar_empleados</text:span></text:p>
      <text:p text:style-name="P8"><text:span text:style-name="T26">eliminar_empleados</text:span></text:p>
      <text:p text:style-name="P9"><text:span text:style-name="T27"/></text:p>
      <text:p text:style-name="P9"><text:span text:style-name="T27"/></text:p>
      <text:p text:style-name="P9"><text:span text:style-name="T27"/></text:p>
      <text:p text:style-name="P10"><text:span text:style-name="T28">Antonio Cantillo Rueda, en Campanillas a 8 de Noviembre de 2018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